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40fb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40fb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2.2</text:span><text:span text:style-name="MT4"> <text:s text:c="5"/></text:span><text:span text:style-name="MT5"><text:s text:c="17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3-14T11:13:32.403320887</dc:date>
    <meta:editing-duration>PT29M52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" meta:word-count="5" meta:character-count="108" meta:non-whitespace-character-count="30"/>
  </office:meta>
</office:document-meta>
</file>